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 SemiConden" svg:font-family="'Bahnschrift SemiBold SemiConden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8.59cm" fo:min-width="12.936cm"/>
    </style:style>
    <style:style style:name="gr2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text-properties fo:color="#00a933" loext:opacity="100%" style:font-name="Impact" fo:text-shadow="1pt 1pt" fo:font-weight="bold"/>
    </style:style>
    <style:style style:name="P3" style:family="paragraph">
      <loext:graphic-properties draw:fill="none" draw:fill-color="#ffffff"/>
      <style:text-properties fo:color="#00a933" loext:opacity="100%" style:font-name="Impact" fo:font-size="32pt" fo:text-shadow="1pt 1pt" fo:font-weight="bold" fo:background-color="#000000" style:font-size-asian="32pt" style:font-size-complex="32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e8a202" loext:opacity="100%"/>
    </style:style>
    <style:style style:name="P5" style:family="paragraph">
      <loext:graphic-properties draw:fill="none" draw:fill-color="#ffffff"/>
      <style:text-properties fo:color="#e8a202" loext:opacity="100%"/>
    </style:style>
    <style:style style:name="T1" style:family="text">
      <style:text-properties style:text-line-through-style="none" style:text-line-through-type="none" style:font-name="Impact" fo:font-size="116.199996948242pt" fo:text-shadow="1pt 1pt" style:font-size-asian="116.199996948242pt" style:font-size-complex="116.199996948242pt"/>
    </style:style>
    <style:style style:name="T2" style:family="text">
      <style:text-properties fo:color="#e8a202" loext:opacity="100%" style:font-name="Impact" fo:font-size="116.199996948242pt" fo:text-shadow="1pt 1pt" fo:font-weight="bold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2.5cm" svg:x="1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5cm" svg:height="5.251cm" svg:x="2.75cm" svg:y="7.75cm">
          <draw:text-box>
            <text:p text:style-name="P2"><text:span text:style-name="T1">&lt;DT.</text:span></text:p>
          </draw:text-box>
        </draw:frame>
        <draw:frame draw:style-name="gr3" draw:text-style-name="P5" draw:layer="layout" svg:width="11.826cm" svg:height="5.251cm" svg:x="8cm" svg:y="11.25cm">
          <draw:text-box>
            <text:p text:style-name="P4"><text:span text:style-name="T2">tech/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 SemiConden" svg:font-family="'Bahnschrift SemiBold SemiConden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07:02:30.649000000</meta:creation-date>
    <dc:date>2022-10-18T07:20:42.372000000</dc:date>
    <meta:editing-duration>PT13M47S</meta:editing-duration>
    <meta:editing-cycles>6</meta:editing-cycles>
    <meta:generator>LibreOffice/7.3.5.2$Windows_X86_64 LibreOffice_project/184fe81b8c8c30d8b5082578aee2fed2ea847c01</meta:generator>
    <meta:document-statistic meta:object-count="3"/>
  </office:meta>
</office:document-meta>
</file>